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28in"/>
    </style:style>
    <style:style style:name="co2" style:family="table-column">
      <style:table-column-properties fo:break-before="auto" style:column-width="2.2937in"/>
    </style:style>
    <style:style style:name="co3" style:family="table-column">
      <style:table-column-properties fo:break-before="auto" style:column-width="1.639in"/>
    </style:style>
    <style:style style:name="co4" style:family="table-column">
      <style:table-column-properties fo:break-before="auto" style:column-width="1.6744in"/>
    </style:style>
    <style:style style:name="co5" style:family="table-column">
      <style:table-column-properties fo:break-before="auto" style:column-width="1.7665in"/>
    </style:style>
    <style:style style:name="co6" style:family="table-column">
      <style:table-column-properties fo:break-before="auto" style:column-width="1.6862in"/>
    </style:style>
    <style:style style:name="co7" style:family="table-column">
      <style:table-column-properties fo:break-before="auto" style:column-width="2.1402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aca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e994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3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ins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Boot flash (kB)</text:p>
          </table:table-cell>
          <table:table-cell table:style-name="ce1" office:value-type="string" calcext:value-type="string">
            <text:p>Flash (kB)</text:p>
          </table:table-cell>
          <table:table-cell table:style-name="ce1" office:value-type="string" calcext:value-type="string">
            <text:p>RAM (kB)</text:p>
          </table:table-cell>
          <table:table-cell table:style-name="ce1" office:value-type="string" calcext:value-type="string">
            <text:p>Supported by toolchain</text:p>
          </table:table-cell>
          <table:table-cell table:style-name="ce1" office:value-type="string" calcext:value-type="string">
            <text:p>Debugging?</text:p>
          </table:table-cell>
          <table:table-cell table:style-name="ce1" office:value-type="string" calcext:value-type="string">
            <text:p>Own?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PIC32MM GPL</text:p>
          </table:table-cell>
          <table:table-cell office:value-type="string" calcext:value-type="string">
            <text:p>PIC32MM0016GPL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SOP/QFN</text:p>
          </table:table-cell>
          <table:table-cell office:value-type="float" office:value="5.75" calcext:value-type="float">
            <text:p>5.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PL family is fully supported</text:p>
          </table:table-cell>
          <table:table-cell table:number-columns-repeated="1012"/>
        </table:table-row>
        <table:table-row table:style-name="ro1">
          <table:table-cell table:style-name="ce3" table:formula="of:=IF(ISBLANK([.B3]); &quot; &quot;; MAX([.$A$2:.A2])+1)" office:value-type="float" office:value="2" calcext:value-type="float">
            <text:p>2</text:p>
          </table:table-cell>
          <table:table-cell office:value-type="string" calcext:value-type="string">
            <text:p>PIC32MM GPL</text:p>
          </table:table-cell>
          <table:table-cell office:value-type="string" calcext:value-type="string">
            <text:p>PIC32MM0032GPL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SOP/QFN</text:p>
          </table:table-cell>
          <table:table-cell office:value-type="float" office:value="5.75" calcext:value-type="float">
            <text:p>5.7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4]); &quot; &quot;; MAX([.$A$2:.A3])+1)" office:value-type="float" office:value="3" calcext:value-type="float">
            <text:p>3</text:p>
          </table:table-cell>
          <table:table-cell office:value-type="string" calcext:value-type="string">
            <text:p>PIC32MM GPL</text:p>
          </table:table-cell>
          <table:table-cell office:value-type="string" calcext:value-type="string">
            <text:p>PIC32MM0064GPL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SOP/QFN</text:p>
          </table:table-cell>
          <table:table-cell office:value-type="float" office:value="5.75" calcext:value-type="float">
            <text:p>5.7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table:formula="of:=IF(ISBLANK([.B5]); &quot; &quot;; MAX([.$A$2:.A4])+1)" office:value-type="float" office:value="4" calcext:value-type="float">
            <text:p>4</text:p>
          </table:table-cell>
          <table:table-cell office:value-type="string" calcext:value-type="string">
            <text:p>PIC32MM GPL</text:p>
          </table:table-cell>
          <table:table-cell office:value-type="string" calcext:value-type="string">
            <text:p>PIC32MM0016GPL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OP/SOIC/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6]); &quot; &quot;; MAX([.$A$2:.A5])+1)" office:value-type="float" office:value="5" calcext:value-type="float">
            <text:p>5</text:p>
          </table:table-cell>
          <table:table-cell office:value-type="string" calcext:value-type="string">
            <text:p>PIC32MM GPL</text:p>
          </table:table-cell>
          <table:table-cell office:value-type="string" calcext:value-type="string">
            <text:p>PIC32MM0032GPL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OP/SOIC/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7]); &quot; &quot;; MAX([.$A$2:.A6])+1)" office:value-type="float" office:value="6" calcext:value-type="float">
            <text:p>6</text:p>
          </table:table-cell>
          <table:table-cell office:value-type="string" calcext:value-type="string">
            <text:p>PIC32MM GPL</text:p>
          </table:table-cell>
          <table:table-cell office:value-type="string" calcext:value-type="string">
            <text:p>PIC32MM0064GPL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OP/SOIC/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table:formula="of:=IF(ISBLANK([.B8]); &quot; &quot;; MAX([.$A$2:.A7])+1)" office:value-type="float" office:value="7" calcext:value-type="float">
            <text:p>7</text:p>
          </table:table-cell>
          <table:table-cell office:value-type="string" calcext:value-type="string">
            <text:p>PIC32MM GPL</text:p>
          </table:table-cell>
          <table:table-cell office:value-type="string" calcext:value-type="string">
            <text:p>PIC32MM0016GPL036</text:p>
          </table:table-cell>
          <table:table-cell office:value-type="string" calcext:value-type="string">
            <text:p>36/40</text:p>
          </table:table-cell>
          <table:table-cell office:value-type="string" calcext:value-type="string">
            <text:p>V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6-pin and 40-pin variants….</text:p>
          </table:table-cell>
          <table:table-cell table:number-columns-repeated="1012"/>
        </table:table-row>
        <table:table-row table:style-name="ro1">
          <table:table-cell table:style-name="ce3" table:formula="of:=IF(ISBLANK([.B9]); &quot; &quot;; MAX([.$A$2:.A8])+1)" office:value-type="float" office:value="8" calcext:value-type="float">
            <text:p>8</text:p>
          </table:table-cell>
          <table:table-cell office:value-type="string" calcext:value-type="string">
            <text:p>PIC32MM GPL</text:p>
          </table:table-cell>
          <table:table-cell office:value-type="string" calcext:value-type="string">
            <text:p>PIC32MM0032GPL036</text:p>
          </table:table-cell>
          <table:table-cell office:value-type="string" calcext:value-type="string">
            <text:p>36/40</text:p>
          </table:table-cell>
          <table:table-cell office:value-type="string" calcext:value-type="string">
            <text:p>V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6-pin and 40-pin variants….</text:p>
          </table:table-cell>
          <table:table-cell table:number-columns-repeated="1012"/>
        </table:table-row>
        <table:table-row table:style-name="ro1">
          <table:table-cell table:style-name="ce3" table:formula="of:=IF(ISBLANK([.B10]); &quot; &quot;; MAX([.$A$2:.A9])+1)" office:value-type="float" office:value="9" calcext:value-type="float">
            <text:p>9</text:p>
          </table:table-cell>
          <table:table-cell office:value-type="string" calcext:value-type="string">
            <text:p>PIC32MM GPL</text:p>
          </table:table-cell>
          <table:table-cell office:value-type="string" calcext:value-type="string">
            <text:p>PIC32MM0064GPL036</text:p>
          </table:table-cell>
          <table:table-cell office:value-type="string" calcext:value-type="string">
            <text:p>36/40</text:p>
          </table:table-cell>
          <table:table-cell office:value-type="string" calcext:value-type="string">
            <text:p>V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36-pin and 40-pin variants….</text:p>
          </table:table-cell>
          <table:table-cell table:number-columns-repeated="1012"/>
        </table:table-row>
        <table:table-row table:style-name="ro1">
          <table:table-cell table:style-name="ce3" table:formula="of:=IF(ISBLANK([.B11]); &quot; &quot;; MAX([.$A$2:.A10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2]); &quot; &quot;; MAX([.$A$2:.A11])+1)" office:value-type="float" office:value="10" calcext:value-type="float">
            <text:p>10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064GPM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OP/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PM family is fully supported</text:p>
          </table:table-cell>
          <table:table-cell table:number-columns-repeated="1012"/>
        </table:table-row>
        <table:table-row table:style-name="ro1">
          <table:table-cell table:style-name="ce3" table:formula="of:=IF(ISBLANK([.B13]); &quot; &quot;; MAX([.$A$2:.A12])+1)" office:value-type="float" office:value="11" calcext:value-type="float">
            <text:p>11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128GPM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OP/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4]); &quot; &quot;; MAX([.$A$2:.A13])+1)" office:value-type="float" office:value="12" calcext:value-type="float">
            <text:p>12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256GPM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OP/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table:formula="of:=IF(ISBLANK([.B15]); &quot; &quot;; MAX([.$A$2:.A14])+1)" office:value-type="float" office:value="13" calcext:value-type="float">
            <text:p>13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064GPM036</text:p>
          </table:table-cell>
          <table:table-cell office:value-type="string" calcext:value-type="string">
            <text:p>36/40</text:p>
          </table:table-cell>
          <table:table-cell office:value-type="string" calcext:value-type="string">
            <text:p>V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6-pin and 40-pin variants….</text:p>
          </table:table-cell>
          <table:table-cell table:number-columns-repeated="1012"/>
        </table:table-row>
        <table:table-row table:style-name="ro1">
          <table:table-cell table:style-name="ce3" table:formula="of:=IF(ISBLANK([.B16]); &quot; &quot;; MAX([.$A$2:.A15])+1)" office:value-type="float" office:value="14" calcext:value-type="float">
            <text:p>14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128GPM036</text:p>
          </table:table-cell>
          <table:table-cell office:value-type="string" calcext:value-type="string">
            <text:p>36/40</text:p>
          </table:table-cell>
          <table:table-cell office:value-type="string" calcext:value-type="string">
            <text:p>V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6-pin and 40-pin variants….</text:p>
          </table:table-cell>
          <table:table-cell table:number-columns-repeated="1012"/>
        </table:table-row>
        <table:table-row table:style-name="ro1">
          <table:table-cell table:style-name="ce3" table:formula="of:=IF(ISBLANK([.B17]); &quot; &quot;; MAX([.$A$2:.A16])+1)" office:value-type="float" office:value="15" calcext:value-type="float">
            <text:p>15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256GPM036</text:p>
          </table:table-cell>
          <table:table-cell office:value-type="string" calcext:value-type="string">
            <text:p>36/40</text:p>
          </table:table-cell>
          <table:table-cell office:value-type="string" calcext:value-type="string">
            <text:p>VQFN/UQFN</text:p>
          </table:table-cell>
          <table:table-cell office:value-type="float" office:value="5.75" calcext:value-type="float">
            <text:p>5.75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36-pin and 40-pin variants….</text:p>
          </table:table-cell>
          <table:table-cell table:number-columns-repeated="1012"/>
        </table:table-row>
        <table:table-row table:style-name="ro1">
          <table:table-cell table:style-name="ce3" table:formula="of:=IF(ISBLANK([.B18]); &quot; &quot;; MAX([.$A$2:.A17])+1)" office:value-type="float" office:value="16" calcext:value-type="float">
            <text:p>16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064GPM0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QFN/TQFP</text:p>
          </table:table-cell>
          <table:table-cell office:value-type="float" office:value="5.75" calcext:value-type="float">
            <text:p>5.7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9]); &quot; &quot;; MAX([.$A$2:.A18])+1)" office:value-type="float" office:value="17" calcext:value-type="float">
            <text:p>17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128GPM0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QFN/TQFP</text:p>
          </table:table-cell>
          <table:table-cell office:value-type="float" office:value="5.75" calcext:value-type="float">
            <text:p>5.7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0]); &quot; &quot;; MAX([.$A$2:.A19])+1)" office:value-type="float" office:value="18" calcext:value-type="float">
            <text:p>18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256GPM0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QFN/TQFP</text:p>
          </table:table-cell>
          <table:table-cell office:value-type="float" office:value="5.75" calcext:value-type="float">
            <text:p>5.75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1]); &quot; &quot;; MAX([.$A$2:.A20])+1)" office:value-type="float" office:value="19" calcext:value-type="float">
            <text:p>19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064GPM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/TQFP</text:p>
          </table:table-cell>
          <table:table-cell office:value-type="float" office:value="5.75" calcext:value-type="float">
            <text:p>5.7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2]); &quot; &quot;; MAX([.$A$2:.A21])+1)" office:value-type="float" office:value="20" calcext:value-type="float">
            <text:p>20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128GPM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/TQFP</text:p>
          </table:table-cell>
          <table:table-cell office:value-type="float" office:value="5.75" calcext:value-type="float">
            <text:p>5.75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]); &quot; &quot;; MAX([.$A$2:.A22])+1)" office:value-type="float" office:value="21" calcext:value-type="float">
            <text:p>21</text:p>
          </table:table-cell>
          <table:table-cell office:value-type="string" calcext:value-type="string">
            <text:p>PIC32MM GPM</text:p>
          </table:table-cell>
          <table:table-cell office:value-type="string" calcext:value-type="string">
            <text:p>PIC32MM0256GPM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/TQFP</text:p>
          </table:table-cell>
          <table:table-cell office:value-type="float" office:value="5.75" calcext:value-type="float">
            <text:p>5.75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4]); &quot; &quot;; MAX([.$A$2:.A23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25]); &quot; &quot;; MAX([.$A$2:.A24])+1)" office:value-type="float" office:value="22" calcext:value-type="float">
            <text:p>22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10F016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IC32MX 1 == PIC32MX 2, just without USB</text:p>
          </table:table-cell>
          <table:table-cell table:number-columns-repeated="1012"/>
        </table:table-row>
        <table:table-row table:style-name="ro1">
          <table:table-cell table:style-name="ce3" table:formula="of:=IF(ISBLANK([.B26]); &quot; &quot;; MAX([.$A$2:.A25])+1)" office:value-type="float" office:value="23" calcext:value-type="float">
            <text:p>23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10F016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TL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27]); &quot; &quot;; MAX([.$A$2:.A26])+1)" office:value-type="float" office:value="24" calcext:value-type="float">
            <text:p>24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10F016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28]); &quot; &quot;; MAX([.$A$2:.A27])+1)" office:value-type="float" office:value="25" calcext:value-type="float">
            <text:p>25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20F032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29]); &quot; &quot;; MAX([.$A$2:.A28])+1)" office:value-type="float" office:value="26" calcext:value-type="float">
            <text:p>26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20F032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TL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0]); &quot; &quot;; MAX([.$A$2:.A29])+1)" office:value-type="float" office:value="27" calcext:value-type="float">
            <text:p>27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20F032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1]); &quot; &quot;; MAX([.$A$2:.A30])+1)" office:value-type="float" office:value="28" calcext:value-type="float">
            <text:p>28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30F064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2]); &quot; &quot;; MAX([.$A$2:.A31])+1)" office:value-type="float" office:value="29" calcext:value-type="float">
            <text:p>29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30F064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TLA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3]); &quot; &quot;; MAX([.$A$2:.A32])+1)" office:value-type="float" office:value="30" calcext:value-type="float">
            <text:p>30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30F064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4]); &quot; &quot;; MAX([.$A$2:.A33])+1)" office:value-type="float" office:value="31" calcext:value-type="float">
            <text:p>31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50F128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5]); &quot; &quot;; MAX([.$A$2:.A34])+1)" office:value-type="float" office:value="32" calcext:value-type="float">
            <text:p>32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50F128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TLA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6]); &quot; &quot;; MAX([.$A$2:.A35])+1)" office:value-type="float" office:value="33" calcext:value-type="float">
            <text:p>33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50F128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7]); &quot; &quot;; MAX([.$A$2:.A36])+1)" office:value-type="float" office:value="34" calcext:value-type="float">
            <text:p>34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30F256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8]); &quot; &quot;; MAX([.$A$2:.A37])+1)" office:value-type="float" office:value="35" calcext:value-type="float">
            <text:p>35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30F256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39]); &quot; &quot;; MAX([.$A$2:.A38])+1)" office:value-type="float" office:value="36" calcext:value-type="float">
            <text:p>36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70F256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40]); &quot; &quot;; MAX([.$A$2:.A39])+1)" office:value-type="float" office:value="37" calcext:value-type="float">
            <text:p>37</text:p>
          </table:table-cell>
          <table:table-cell office:value-type="string" calcext:value-type="string">
            <text:p>PIC32MX 1</text:p>
          </table:table-cell>
          <table:table-cell office:value-type="string" calcext:value-type="string">
            <text:p>PIC32MX170F256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41]); &quot; &quot;; MAX([.$A$2:.A40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42]); &quot; &quot;; MAX([.$A$2:.A41])+1)" office:value-type="float" office:value="38" calcext:value-type="float">
            <text:p>38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120F064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igh pin-count versions of MX1/2 ?</text:p>
          </table:table-cell>
          <table:table-cell table:number-columns-repeated="1012"/>
        </table:table-row>
        <table:table-row table:style-name="ro1">
          <table:table-cell table:style-name="ce3" table:formula="of:=IF(ISBLANK([.B43]); &quot; &quot;; MAX([.$A$2:.A42])+1)" office:value-type="float" office:value="39" calcext:value-type="float">
            <text:p>39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130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44]); &quot; &quot;; MAX([.$A$2:.A43])+1)" office:value-type="float" office:value="40" calcext:value-type="float">
            <text:p>40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130F128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45]); &quot; &quot;; MAX([.$A$2:.A44])+1)" office:value-type="float" office:value="41" calcext:value-type="float">
            <text:p>41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150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46]); &quot; &quot;; MAX([.$A$2:.A45])+1)" office:value-type="float" office:value="42" calcext:value-type="float">
            <text:p>42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150F256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47]); &quot; &quot;; MAX([.$A$2:.A46])+1)" office:value-type="float" office:value="43" calcext:value-type="float">
            <text:p>43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170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48]); &quot; &quot;; MAX([.$A$2:.A47])+1)" office:value-type="float" office:value="44" calcext:value-type="float">
            <text:p>44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170F512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49]); &quot; &quot;; MAX([.$A$2:.A48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50]); &quot; &quot;; MAX([.$A$2:.A49])+1)" office:value-type="float" office:value="45" calcext:value-type="float">
            <text:p>45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10F016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51]); &quot; &quot;; MAX([.$A$2:.A50])+1)" office:value-type="float" office:value="46" calcext:value-type="float">
            <text:p>46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10F016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TL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52]); &quot; &quot;; MAX([.$A$2:.A51])+1)" office:value-type="float" office:value="47" calcext:value-type="float">
            <text:p>47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10F016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53]); &quot; &quot;; MAX([.$A$2:.A52])+1)" office:value-type="float" office:value="48" calcext:value-type="float">
            <text:p>48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20F032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54]); &quot; &quot;; MAX([.$A$2:.A53])+1)" office:value-type="float" office:value="49" calcext:value-type="float">
            <text:p>49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20F032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TL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55]); &quot; &quot;; MAX([.$A$2:.A54])+1)" office:value-type="float" office:value="50" calcext:value-type="float">
            <text:p>50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20F032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56]); &quot; &quot;; MAX([.$A$2:.A55])+1)" office:value-type="float" office:value="51" calcext:value-type="float">
            <text:p>51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30F064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57]); &quot; &quot;; MAX([.$A$2:.A56])+1)" office:value-type="float" office:value="52" calcext:value-type="float">
            <text:p>52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30F064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TLA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58]); &quot; &quot;; MAX([.$A$2:.A57])+1)" office:value-type="float" office:value="53" calcext:value-type="float">
            <text:p>53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30F064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59]); &quot; &quot;; MAX([.$A$2:.A58])+1)" office:value-type="float" office:value="54" calcext:value-type="float">
            <text:p>54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50F128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table:formula="of:=IF(ISBLANK([.B60]); &quot; &quot;; MAX([.$A$2:.A59])+1)" office:value-type="float" office:value="55" calcext:value-type="float">
            <text:p>55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50F128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TLA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61]); &quot; &quot;; MAX([.$A$2:.A60])+1)" office:value-type="float" office:value="56" calcext:value-type="float">
            <text:p>56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50F128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62]); &quot; &quot;; MAX([.$A$2:.A61])+1)" office:value-type="float" office:value="57" calcext:value-type="float">
            <text:p>57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30F256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63]); &quot; &quot;; MAX([.$A$2:.A62])+1)" office:value-type="float" office:value="58" calcext:value-type="float">
            <text:p>58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30F256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64]); &quot; &quot;; MAX([.$A$2:.A63])+1)" office:value-type="float" office:value="59" calcext:value-type="float">
            <text:p>59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70F256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SSOP,SPDIP,QF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st powerful controller in DIP</text:p>
          </table:table-cell>
          <table:table-cell table:number-columns-repeated="1012"/>
        </table:table-row>
        <table:table-row table:style-name="ro1">
          <table:table-cell table:style-name="ce3" table:formula="of:=IF(ISBLANK([.B65]); &quot; &quot;; MAX([.$A$2:.A64])+1)" office:value-type="float" office:value="60" calcext:value-type="float">
            <text:p>60</text:p>
          </table:table-cell>
          <table:table-cell office:value-type="string" calcext:value-type="string">
            <text:p>PIC32MX 2</text:p>
          </table:table-cell>
          <table:table-cell office:value-type="string" calcext:value-type="string">
            <text:p>PIC32MX270F256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TLA,TQFP,QFN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table:formula="of:=IF(ISBLANK([.B66]); &quot; &quot;; MAX([.$A$2:.A65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67]); &quot; &quot;; MAX([.$A$2:.A66])+1)" office:value-type="float" office:value="61" calcext:value-type="float">
            <text:p>61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230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'== MX 1 + USB</text:p>
          </table:table-cell>
          <table:table-cell table:number-columns-repeated="1012"/>
        </table:table-row>
        <table:table-row table:style-name="ro1">
          <table:table-cell table:style-name="ce3" table:formula="of:=IF(ISBLANK([.B68]); &quot; &quot;; MAX([.$A$2:.A67])+1)" office:value-type="float" office:value="62" calcext:value-type="float">
            <text:p>62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230F128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69]); &quot; &quot;; MAX([.$A$2:.A68])+1)" office:value-type="float" office:value="63" calcext:value-type="float">
            <text:p>63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250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70]); &quot; &quot;; MAX([.$A$2:.A69])+1)" office:value-type="float" office:value="64" calcext:value-type="float">
            <text:p>64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250F256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71]); &quot; &quot;; MAX([.$A$2:.A70])+1)" office:value-type="float" office:value="65" calcext:value-type="float">
            <text:p>65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270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72]); &quot; &quot;; MAX([.$A$2:.A71])+1)" office:value-type="float" office:value="66" calcext:value-type="float">
            <text:p>66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270F512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73]); &quot; &quot;; MAX([.$A$2:.A72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74]); &quot; &quot;; MAX([.$A$2:.A73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75]); &quot; &quot;; MAX([.$A$2:.A74])+1)" office:value-type="float" office:value="67" calcext:value-type="float">
            <text:p>67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20F03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IC32MX 320/340/360/420/440/460 are their own group</text:p>
          </table:table-cell>
          <table:table-cell table:number-columns-repeated="1012"/>
        </table:table-row>
        <table:table-row table:style-name="ro1">
          <table:table-cell table:style-name="ce3" table:formula="of:=IF(ISBLANK([.B76]); &quot; &quot;; MAX([.$A$2:.A75])+1)" office:value-type="float" office:value="68" calcext:value-type="float">
            <text:p>68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20F064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IC32MX 330/350/370/430/450/470 are their own group</text:p>
          </table:table-cell>
          <table:table-cell table:number-columns-repeated="1012"/>
        </table:table-row>
        <table:table-row table:style-name="ro1">
          <table:table-cell table:style-name="ce3" table:formula="of:=IF(ISBLANK([.B77]); &quot; &quot;; MAX([.$A$2:.A76])+1)" office:value-type="float" office:value="69" calcext:value-type="float">
            <text:p>69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20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320 group is pin-compatible to dsPIC devices, apparently</text:p>
          </table:table-cell>
          <table:table-cell table:number-columns-repeated="1012"/>
        </table:table-row>
        <table:table-row table:style-name="ro1">
          <table:table-cell table:style-name="ce3" table:formula="of:=IF(ISBLANK([.B78]); &quot; &quot;; MAX([.$A$2:.A77])+1)" office:value-type="float" office:value="70" calcext:value-type="float">
            <text:p>70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40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 == 4 without USB</text:p>
          </table:table-cell>
          <table:table-cell table:number-columns-repeated="1012"/>
        </table:table-row>
        <table:table-row table:style-name="ro1">
          <table:table-cell table:style-name="ce3" table:formula="of:=IF(ISBLANK([.B79]); &quot; &quot;; MAX([.$A$2:.A78])+1)" office:value-type="float" office:value="71" calcext:value-type="float">
            <text:p>71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40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80]); &quot; &quot;; MAX([.$A$2:.A79])+1)" office:value-type="float" office:value="72" calcext:value-type="float">
            <text:p>72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40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81]); &quot; &quot;; MAX([.$A$2:.A80])+1)" office:value-type="float" office:value="73" calcext:value-type="float">
            <text:p>73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20F128L</text:p>
          </table:table-cell>
          <table:table-cell office:value-type="string" calcext:value-type="string">
            <text:p>100/121</text:p>
          </table:table-cell>
          <table:table-cell office:value-type="string" calcext:value-type="string">
            <text:p>TQFP,BGA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82]); &quot; &quot;; MAX([.$A$2:.A81])+1)" office:value-type="float" office:value="74" calcext:value-type="float">
            <text:p>74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40F128L</text:p>
          </table:table-cell>
          <table:table-cell office:value-type="string" calcext:value-type="string">
            <text:p>100/121</text:p>
          </table:table-cell>
          <table:table-cell office:value-type="string" calcext:value-type="string">
            <text:p>TQFP,BGA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83]); &quot; &quot;; MAX([.$A$2:.A82])+1)" office:value-type="float" office:value="75" calcext:value-type="float">
            <text:p>75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60F256L</text:p>
          </table:table-cell>
          <table:table-cell office:value-type="string" calcext:value-type="string">
            <text:p>100/121</text:p>
          </table:table-cell>
          <table:table-cell office:value-type="string" calcext:value-type="string">
            <text:p>TQFP,BGA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84]); &quot; &quot;; MAX([.$A$2:.A83])+1)" office:value-type="float" office:value="76" calcext:value-type="float">
            <text:p>76</text:p>
          </table:table-cell>
          <table:table-cell office:value-type="string" calcext:value-type="string">
            <text:p>PIC32MX 3 (320)</text:p>
          </table:table-cell>
          <table:table-cell office:value-type="string" calcext:value-type="string">
            <text:p>PIC32MX360F512L</text:p>
          </table:table-cell>
          <table:table-cell office:value-type="string" calcext:value-type="string">
            <text:p>100/121</text:p>
          </table:table-cell>
          <table:table-cell office:value-type="string" calcext:value-type="string">
            <text:p>TQFP,BGA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85]); &quot; &quot;; MAX([.$A$2:.A84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86]); &quot; &quot;; MAX([.$A$2:.A85])+1)" office:value-type="float" office:value="77" calcext:value-type="float">
            <text:p>77</text:p>
          </table:table-cell>
          <table:table-cell office:value-type="string" calcext:value-type="string">
            <text:p>PIC32MX 4 (320)</text:p>
          </table:table-cell>
          <table:table-cell office:value-type="string" calcext:value-type="string">
            <text:p>PIC32MX420F03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87]); &quot; &quot;; MAX([.$A$2:.A86])+1)" office:value-type="float" office:value="78" calcext:value-type="float">
            <text:p>78</text:p>
          </table:table-cell>
          <table:table-cell office:value-type="string" calcext:value-type="string">
            <text:p>PIC32MX 4 (320)</text:p>
          </table:table-cell>
          <table:table-cell office:value-type="string" calcext:value-type="string">
            <text:p>PIC32MX440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88]); &quot; &quot;; MAX([.$A$2:.A87])+1)" office:value-type="float" office:value="79" calcext:value-type="float">
            <text:p>79</text:p>
          </table:table-cell>
          <table:table-cell office:value-type="string" calcext:value-type="string">
            <text:p>PIC32MX 4 (320)</text:p>
          </table:table-cell>
          <table:table-cell office:value-type="string" calcext:value-type="string">
            <text:p>PIC32MX440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89]); &quot; &quot;; MAX([.$A$2:.A88])+1)" office:value-type="float" office:value="80" calcext:value-type="float">
            <text:p>80</text:p>
          </table:table-cell>
          <table:table-cell office:value-type="string" calcext:value-type="string">
            <text:p>PIC32MX 4 (320)</text:p>
          </table:table-cell>
          <table:table-cell office:value-type="string" calcext:value-type="string">
            <text:p>PIC32MX440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90]); &quot; &quot;; MAX([.$A$2:.A89])+1)" office:value-type="float" office:value="81" calcext:value-type="float">
            <text:p>81</text:p>
          </table:table-cell>
          <table:table-cell office:value-type="string" calcext:value-type="string">
            <text:p>PIC32MX 4 (320)</text:p>
          </table:table-cell>
          <table:table-cell office:value-type="string" calcext:value-type="string">
            <text:p>PIC32MX440F128L</text:p>
          </table:table-cell>
          <table:table-cell office:value-type="string" calcext:value-type="string">
            <text:p>100/121</text:p>
          </table:table-cell>
          <table:table-cell office:value-type="string" calcext:value-type="string">
            <text:p>TQFP,BGA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91]); &quot; &quot;; MAX([.$A$2:.A90])+1)" office:value-type="float" office:value="82" calcext:value-type="float">
            <text:p>82</text:p>
          </table:table-cell>
          <table:table-cell office:value-type="string" calcext:value-type="string">
            <text:p>PIC32MX 4 (320)</text:p>
          </table:table-cell>
          <table:table-cell office:value-type="string" calcext:value-type="string">
            <text:p>PIC32MX460F256L</text:p>
          </table:table-cell>
          <table:table-cell office:value-type="string" calcext:value-type="string">
            <text:p>100/121</text:p>
          </table:table-cell>
          <table:table-cell office:value-type="string" calcext:value-type="string">
            <text:p>TQFP,BGA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92]); &quot; &quot;; MAX([.$A$2:.A91])+1)" office:value-type="float" office:value="83" calcext:value-type="float">
            <text:p>83</text:p>
          </table:table-cell>
          <table:table-cell office:value-type="string" calcext:value-type="string">
            <text:p>PIC32MX 4 (320)</text:p>
          </table:table-cell>
          <table:table-cell office:value-type="string" calcext:value-type="string">
            <text:p>PIC32MX460F512L</text:p>
          </table:table-cell>
          <table:table-cell office:value-type="string" calcext:value-type="string">
            <text:p>100/121</text:p>
          </table:table-cell>
          <table:table-cell office:value-type="string" calcext:value-type="string">
            <text:p>TQFP,BGA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93]); &quot; &quot;; MAX([.$A$2:.A92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94]); &quot; &quot;; MAX([.$A$2:.A93])+1)" office:value-type="float" office:value="84" calcext:value-type="float">
            <text:p>84</text:p>
          </table:table-cell>
          <table:table-cell office:value-type="string" calcext:value-type="string">
            <text:p>PIC32MX 3 (330)</text:p>
          </table:table-cell>
          <table:table-cell office:value-type="string" calcext:value-type="string">
            <text:p>PIC32MX330F064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95]); &quot; &quot;; MAX([.$A$2:.A94])+1)" office:value-type="float" office:value="85" calcext:value-type="float">
            <text:p>85</text:p>
          </table:table-cell>
          <table:table-cell office:value-type="string" calcext:value-type="string">
            <text:p>PIC32MX 3 (330)</text:p>
          </table:table-cell>
          <table:table-cell office:value-type="string" calcext:value-type="string">
            <text:p>PIC32MX330F064L</text:p>
          </table:table-cell>
          <table:table-cell office:value-type="string" calcext:value-type="string">
            <text:p>100/124</text:p>
          </table:table-cell>
          <table:table-cell office:value-type="string" calcext:value-type="string">
            <text:p>TQFP,VTLA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96]); &quot; &quot;; MAX([.$A$2:.A95])+1)" office:value-type="float" office:value="86" calcext:value-type="float">
            <text:p>86</text:p>
          </table:table-cell>
          <table:table-cell office:value-type="string" calcext:value-type="string">
            <text:p>PIC32MX 3 (330)</text:p>
          </table:table-cell>
          <table:table-cell office:value-type="string" calcext:value-type="string">
            <text:p>PIC32MX350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97]); &quot; &quot;; MAX([.$A$2:.A96])+1)" office:value-type="float" office:value="87" calcext:value-type="float">
            <text:p>87</text:p>
          </table:table-cell>
          <table:table-cell office:value-type="string" calcext:value-type="string">
            <text:p>PIC32MX 3 (330)</text:p>
          </table:table-cell>
          <table:table-cell office:value-type="string" calcext:value-type="string">
            <text:p>PIC32MX350F128L</text:p>
          </table:table-cell>
          <table:table-cell office:value-type="string" calcext:value-type="string">
            <text:p>100/124</text:p>
          </table:table-cell>
          <table:table-cell office:value-type="string" calcext:value-type="string">
            <text:p>TQFP,VTLA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98]); &quot; &quot;; MAX([.$A$2:.A97])+1)" office:value-type="float" office:value="88" calcext:value-type="float">
            <text:p>88</text:p>
          </table:table-cell>
          <table:table-cell office:value-type="string" calcext:value-type="string">
            <text:p>PIC32MX 3 (330)</text:p>
          </table:table-cell>
          <table:table-cell office:value-type="string" calcext:value-type="string">
            <text:p>PIC32MX350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99]); &quot; &quot;; MAX([.$A$2:.A98])+1)" office:value-type="float" office:value="89" calcext:value-type="float">
            <text:p>89</text:p>
          </table:table-cell>
          <table:table-cell office:value-type="string" calcext:value-type="string">
            <text:p>PIC32MX 3 (330)</text:p>
          </table:table-cell>
          <table:table-cell office:value-type="string" calcext:value-type="string">
            <text:p>PIC32MX350F256L</text:p>
          </table:table-cell>
          <table:table-cell office:value-type="string" calcext:value-type="string">
            <text:p>100/124</text:p>
          </table:table-cell>
          <table:table-cell office:value-type="string" calcext:value-type="string">
            <text:p>TQFP,VTLA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00]); &quot; &quot;; MAX([.$A$2:.A99])+1)" office:value-type="float" office:value="90" calcext:value-type="float">
            <text:p>90</text:p>
          </table:table-cell>
          <table:table-cell office:value-type="string" calcext:value-type="string">
            <text:p>PIC32MX 3 (330)</text:p>
          </table:table-cell>
          <table:table-cell office:value-type="string" calcext:value-type="string">
            <text:p>PIC32MX370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01]); &quot; &quot;; MAX([.$A$2:.A100])+1)" office:value-type="float" office:value="91" calcext:value-type="float">
            <text:p>91</text:p>
          </table:table-cell>
          <table:table-cell office:value-type="string" calcext:value-type="string">
            <text:p>PIC32MX 3 (330)</text:p>
          </table:table-cell>
          <table:table-cell office:value-type="string" calcext:value-type="string">
            <text:p>PIC32MX370F512L</text:p>
          </table:table-cell>
          <table:table-cell office:value-type="string" calcext:value-type="string">
            <text:p>100/124</text:p>
          </table:table-cell>
          <table:table-cell office:value-type="string" calcext:value-type="string">
            <text:p>TQFP,VTLA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02]); &quot; &quot;; MAX([.$A$2:.A101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03]); &quot; &quot;; MAX([.$A$2:.A102])+1)" office:value-type="float" office:value="92" calcext:value-type="float">
            <text:p>92</text:p>
          </table:table-cell>
          <table:table-cell office:value-type="string" calcext:value-type="string">
            <text:p>PIC32MX 4 (330)</text:p>
          </table:table-cell>
          <table:table-cell office:value-type="string" calcext:value-type="string">
            <text:p>PIC32MX430F064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04]); &quot; &quot;; MAX([.$A$2:.A103])+1)" office:value-type="float" office:value="93" calcext:value-type="float">
            <text:p>93</text:p>
          </table:table-cell>
          <table:table-cell office:value-type="string" calcext:value-type="string">
            <text:p>PIC32MX 4 (330)</text:p>
          </table:table-cell>
          <table:table-cell office:value-type="string" calcext:value-type="string">
            <text:p>PIC32MX430F064L</text:p>
          </table:table-cell>
          <table:table-cell office:value-type="string" calcext:value-type="string">
            <text:p>100/124</text:p>
          </table:table-cell>
          <table:table-cell office:value-type="string" calcext:value-type="string">
            <text:p>TQFP,VTLA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05]); &quot; &quot;; MAX([.$A$2:.A104])+1)" office:value-type="float" office:value="94" calcext:value-type="float">
            <text:p>94</text:p>
          </table:table-cell>
          <table:table-cell office:value-type="string" calcext:value-type="string">
            <text:p>PIC32MX 4 (330)</text:p>
          </table:table-cell>
          <table:table-cell office:value-type="string" calcext:value-type="string">
            <text:p>PIC32MX450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06]); &quot; &quot;; MAX([.$A$2:.A105])+1)" office:value-type="float" office:value="95" calcext:value-type="float">
            <text:p>95</text:p>
          </table:table-cell>
          <table:table-cell office:value-type="string" calcext:value-type="string">
            <text:p>PIC32MX 4 (330)</text:p>
          </table:table-cell>
          <table:table-cell office:value-type="string" calcext:value-type="string">
            <text:p>PIC32MX450F128L</text:p>
          </table:table-cell>
          <table:table-cell office:value-type="string" calcext:value-type="string">
            <text:p>100/124</text:p>
          </table:table-cell>
          <table:table-cell office:value-type="string" calcext:value-type="string">
            <text:p>TQFP,VTLA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07]); &quot; &quot;; MAX([.$A$2:.A106])+1)" office:value-type="float" office:value="96" calcext:value-type="float">
            <text:p>96</text:p>
          </table:table-cell>
          <table:table-cell office:value-type="string" calcext:value-type="string">
            <text:p>PIC32MX 4 (330)</text:p>
          </table:table-cell>
          <table:table-cell office:value-type="string" calcext:value-type="string">
            <text:p>PIC32MX450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108]); &quot; &quot;; MAX([.$A$2:.A107])+1)" office:value-type="float" office:value="97" calcext:value-type="float">
            <text:p>97</text:p>
          </table:table-cell>
          <table:table-cell office:value-type="string" calcext:value-type="string">
            <text:p>PIC32MX 4 (330)</text:p>
          </table:table-cell>
          <table:table-cell office:value-type="string" calcext:value-type="string">
            <text:p>PIC32MX450F256L</text:p>
          </table:table-cell>
          <table:table-cell office:value-type="string" calcext:value-type="string">
            <text:p>100/124</text:p>
          </table:table-cell>
          <table:table-cell office:value-type="string" calcext:value-type="string">
            <text:p>TQFP,VTLA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09]); &quot; &quot;; MAX([.$A$2:.A108])+1)" office:value-type="float" office:value="98" calcext:value-type="float">
            <text:p>98</text:p>
          </table:table-cell>
          <table:table-cell office:value-type="string" calcext:value-type="string">
            <text:p>PIC32MX 4 (330)</text:p>
          </table:table-cell>
          <table:table-cell office:value-type="string" calcext:value-type="string">
            <text:p>PIC32MX470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10]); &quot; &quot;; MAX([.$A$2:.A109])+1)" office:value-type="float" office:value="99" calcext:value-type="float">
            <text:p>99</text:p>
          </table:table-cell>
          <table:table-cell office:value-type="string" calcext:value-type="string">
            <text:p>PIC32MX 4 (330)</text:p>
          </table:table-cell>
          <table:table-cell office:value-type="string" calcext:value-type="string">
            <text:p>PIC32MX470F512L</text:p>
          </table:table-cell>
          <table:table-cell office:value-type="string" calcext:value-type="string">
            <text:p>100/124</text:p>
          </table:table-cell>
          <table:table-cell office:value-type="string" calcext:value-type="string">
            <text:p>TQFP,VTLA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11]); &quot; &quot;; MAX([.$A$2:.A110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12]); &quot; &quot;; MAX([.$A$2:.A111])+1)" office:value-type="float" office:value="100" calcext:value-type="float">
            <text:p>100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530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' == MX2 + CAN (MX1 + USB + CAN)</text:p>
          </table:table-cell>
          <table:table-cell table:number-columns-repeated="1012"/>
        </table:table-row>
        <table:table-row table:style-name="ro1">
          <table:table-cell table:style-name="ce3" table:formula="of:=IF(ISBLANK([.B113]); &quot; &quot;; MAX([.$A$2:.A112])+1)" office:value-type="float" office:value="101" calcext:value-type="float">
            <text:p>101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530F128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14]); &quot; &quot;; MAX([.$A$2:.A113])+1)" office:value-type="float" office:value="102" calcext:value-type="float">
            <text:p>102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550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15]); &quot; &quot;; MAX([.$A$2:.A114])+1)" office:value-type="float" office:value="103" calcext:value-type="float">
            <text:p>103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550F256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16]); &quot; &quot;; MAX([.$A$2:.A115])+1)" office:value-type="float" office:value="104" calcext:value-type="float">
            <text:p>104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570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FN,TQFP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117]); &quot; &quot;; MAX([.$A$2:.A116])+1)" office:value-type="float" office:value="105" calcext:value-type="float">
            <text:p>105</text:p>
          </table:table-cell>
          <table:table-cell office:value-type="string" calcext:value-type="string">
            <text:p>PIC32MX1/2/5</text:p>
          </table:table-cell>
          <table:table-cell office:value-type="string" calcext:value-type="string">
            <text:p>PIC32MX570F512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18]); &quot; &quot;; MAX([.$A$2:.A117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19]); &quot; &quot;; MAX([.$A$2:.A118])+1)" office:value-type="float" office:value="106" calcext:value-type="float">
            <text:p>106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34F064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office:value-type="string" calcext:value-type="string">
            <text:p>MX5 is USB + CAN</text:p>
          </table:table-cell>
          <table:table-cell table:number-columns-repeated="1012"/>
        </table:table-row>
        <table:table-row table:style-name="ro1">
          <table:table-cell table:style-name="ce3" table:formula="of:=IF(ISBLANK([.B120]); &quot; &quot;; MAX([.$A$2:.A119])+1)" office:value-type="float" office:value="107" calcext:value-type="float">
            <text:p>107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64F064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21]); &quot; &quot;; MAX([.$A$2:.A120])+1)" office:value-type="float" office:value="108" calcext:value-type="float">
            <text:p>108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64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YES (QuadUart)</text:p>
          </table:table-cell>
          <table:table-cell table:number-columns-repeated="1013"/>
        </table:table-row>
        <table:table-row table:style-name="ro1">
          <table:table-cell table:style-name="ce3" table:formula="of:=IF(ISBLANK([.B122]); &quot; &quot;; MAX([.$A$2:.A121])+1)" office:value-type="float" office:value="109" calcext:value-type="float">
            <text:p>109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75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23]); &quot; &quot;; MAX([.$A$2:.A122])+1)" office:value-type="float" office:value="110" calcext:value-type="float">
            <text:p>110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75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24]); &quot; &quot;; MAX([.$A$2:.A123])+1)" office:value-type="float" office:value="111" calcext:value-type="float">
            <text:p>111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34F064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25]); &quot; &quot;; MAX([.$A$2:.A124])+1)" office:value-type="float" office:value="112" calcext:value-type="float">
            <text:p>112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64F064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26]); &quot; &quot;; MAX([.$A$2:.A125])+1)" office:value-type="float" office:value="113" calcext:value-type="float">
            <text:p>113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64F128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27]); &quot; &quot;; MAX([.$A$2:.A126])+1)" office:value-type="float" office:value="114" calcext:value-type="float">
            <text:p>114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75F256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28]); &quot; &quot;; MAX([.$A$2:.A127])+1)" office:value-type="float" office:value="115" calcext:value-type="float">
            <text:p>115</text:p>
          </table:table-cell>
          <table:table-cell office:value-type="string" calcext:value-type="string">
            <text:p>PIC32MX 5</text:p>
          </table:table-cell>
          <table:table-cell office:value-type="string" calcext:value-type="string">
            <text:p>PIC32MX575F512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29]); &quot; &quot;; MAX([.$A$2:.A128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30]); &quot; &quot;; MAX([.$A$2:.A129])+1)" office:value-type="float" office:value="116" calcext:value-type="float">
            <text:p>116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64F064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MX6 is USB + ETHERNET</text:p>
          </table:table-cell>
          <table:table-cell table:number-columns-repeated="1012"/>
        </table:table-row>
        <table:table-row table:style-name="ro1">
          <table:table-cell table:style-name="ce3" table:formula="of:=IF(ISBLANK([.B131]); &quot; &quot;; MAX([.$A$2:.A130])+1)" office:value-type="float" office:value="117" calcext:value-type="float">
            <text:p>117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64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32]); &quot; &quot;; MAX([.$A$2:.A131])+1)" office:value-type="float" office:value="118" calcext:value-type="float">
            <text:p>118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75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133]); &quot; &quot;; MAX([.$A$2:.A132])+1)" office:value-type="float" office:value="119" calcext:value-type="float">
            <text:p>119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75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34]); &quot; &quot;; MAX([.$A$2:.A133])+1)" office:value-type="float" office:value="120" calcext:value-type="float">
            <text:p>120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95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35]); &quot; &quot;; MAX([.$A$2:.A134])+1)" office:value-type="float" office:value="121" calcext:value-type="float">
            <text:p>121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64F064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36]); &quot; &quot;; MAX([.$A$2:.A135])+1)" office:value-type="float" office:value="122" calcext:value-type="float">
            <text:p>122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64F128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37]); &quot; &quot;; MAX([.$A$2:.A136])+1)" office:value-type="float" office:value="123" calcext:value-type="float">
            <text:p>123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75F256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38]); &quot; &quot;; MAX([.$A$2:.A137])+1)" office:value-type="float" office:value="124" calcext:value-type="float">
            <text:p>124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75F512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,VTLA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39]); &quot; &quot;; MAX([.$A$2:.A138])+1)" office:value-type="float" office:value="125" calcext:value-type="float">
            <text:p>125</text:p>
          </table:table-cell>
          <table:table-cell office:value-type="string" calcext:value-type="string">
            <text:p>PIC32MX 6</text:p>
          </table:table-cell>
          <table:table-cell office:value-type="string" calcext:value-type="string">
            <text:p>PIC32MX695F512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,VTLA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40]); &quot; &quot;; MAX([.$A$2:.A139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41]); &quot; &quot;; MAX([.$A$2:.A140])+1)" office:value-type="float" office:value="126" calcext:value-type="float">
            <text:p>126</text:p>
          </table:table-cell>
          <table:table-cell office:value-type="string" calcext:value-type="string">
            <text:p>PIC32MX 7</text:p>
          </table:table-cell>
          <table:table-cell office:value-type="string" calcext:value-type="string">
            <text:p>PIC32MX764F128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X7 is USB + ETHERNET + CAN</text:p>
          </table:table-cell>
          <table:table-cell table:number-columns-repeated="1012"/>
        </table:table-row>
        <table:table-row table:style-name="ro1">
          <table:table-cell table:style-name="ce3" table:formula="of:=IF(ISBLANK([.B142]); &quot; &quot;; MAX([.$A$2:.A141])+1)" office:value-type="float" office:value="127" calcext:value-type="float">
            <text:p>127</text:p>
          </table:table-cell>
          <table:table-cell office:value-type="string" calcext:value-type="string">
            <text:p>PIC32MX 7</text:p>
          </table:table-cell>
          <table:table-cell office:value-type="string" calcext:value-type="string">
            <text:p>PIC32MX775F256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143]); &quot; &quot;; MAX([.$A$2:.A142])+1)" office:value-type="float" office:value="128" calcext:value-type="float">
            <text:p>128</text:p>
          </table:table-cell>
          <table:table-cell office:value-type="string" calcext:value-type="string">
            <text:p>PIC32MX 7</text:p>
          </table:table-cell>
          <table:table-cell office:value-type="string" calcext:value-type="string">
            <text:p>PIC32MX775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44]); &quot; &quot;; MAX([.$A$2:.A143])+1)" office:value-type="float" office:value="129" calcext:value-type="float">
            <text:p>129</text:p>
          </table:table-cell>
          <table:table-cell office:value-type="string" calcext:value-type="string">
            <text:p>PIC32MX 7</text:p>
          </table:table-cell>
          <table:table-cell office:value-type="string" calcext:value-type="string">
            <text:p>PIC32MX795F512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45]); &quot; &quot;; MAX([.$A$2:.A144])+1)" office:value-type="float" office:value="130" calcext:value-type="float">
            <text:p>130</text:p>
          </table:table-cell>
          <table:table-cell office:value-type="string" calcext:value-type="string">
            <text:p>PIC32MX 7</text:p>
          </table:table-cell>
          <table:table-cell office:value-type="string" calcext:value-type="string">
            <text:p>PIC32MX764F128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46]); &quot; &quot;; MAX([.$A$2:.A145])+1)" office:value-type="float" office:value="131" calcext:value-type="float">
            <text:p>131</text:p>
          </table:table-cell>
          <table:table-cell office:value-type="string" calcext:value-type="string">
            <text:p>PIC32MX 7</text:p>
          </table:table-cell>
          <table:table-cell office:value-type="string" calcext:value-type="string">
            <text:p>PIC32MX775F256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47]); &quot; &quot;; MAX([.$A$2:.A146])+1)" office:value-type="float" office:value="132" calcext:value-type="float">
            <text:p>132</text:p>
          </table:table-cell>
          <table:table-cell office:value-type="string" calcext:value-type="string">
            <text:p>PIC32MX 7</text:p>
          </table:table-cell>
          <table:table-cell office:value-type="string" calcext:value-type="string">
            <text:p>PIC32MX775F512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48]); &quot; &quot;; MAX([.$A$2:.A147])+1)" office:value-type="float" office:value="133" calcext:value-type="float">
            <text:p>133</text:p>
          </table:table-cell>
          <table:table-cell office:value-type="string" calcext:value-type="string">
            <text:p>PIC32MX 7</text:p>
          </table:table-cell>
          <table:table-cell office:value-type="string" calcext:value-type="string">
            <text:p>PIC32MX795F512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,VTLA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49]); &quot; &quot;; MAX([.$A$2:.A148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50]); &quot; &quot;; MAX([.$A$2:.A149])+1)" office:value-type="float" office:value="134" calcext:value-type="float">
            <text:p>134</text:p>
          </table:table-cell>
          <table:table-cell office:value-type="string" calcext:value-type="string">
            <text:p>PIC32MX 1 XLP</text:p>
          </table:table-cell>
          <table:table-cell office:value-type="string" calcext:value-type="string">
            <text:p>PIC32MX154F128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51]); &quot; &quot;; MAX([.$A$2:.A150])+1)" office:value-type="float" office:value="135" calcext:value-type="float">
            <text:p>135</text:p>
          </table:table-cell>
          <table:table-cell office:value-type="string" calcext:value-type="string">
            <text:p>PIC32MX 1 XLP</text:p>
          </table:table-cell>
          <table:table-cell office:value-type="string" calcext:value-type="string">
            <text:p>PIC32MX154F128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52]); &quot; &quot;; MAX([.$A$2:.A151])+1)" office:value-type="float" office:value="136" calcext:value-type="float">
            <text:p>136</text:p>
          </table:table-cell>
          <table:table-cell office:value-type="string" calcext:value-type="string">
            <text:p>PIC32MX 1 XLP</text:p>
          </table:table-cell>
          <table:table-cell office:value-type="string" calcext:value-type="string">
            <text:p>PIC32MX174F256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QFN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153]); &quot; &quot;; MAX([.$A$2:.A152])+1)" office:value-type="float" office:value="137" calcext:value-type="float">
            <text:p>137</text:p>
          </table:table-cell>
          <table:table-cell office:value-type="string" calcext:value-type="string">
            <text:p>PIC32MX 1 XLP</text:p>
          </table:table-cell>
          <table:table-cell office:value-type="string" calcext:value-type="string">
            <text:p>PIC32MX174F256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54]); &quot; &quot;; MAX([.$A$2:.A153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55]); &quot; &quot;; MAX([.$A$2:.A154])+1)" office:value-type="float" office:value="138" calcext:value-type="float">
            <text:p>138</text:p>
          </table:table-cell>
          <table:table-cell office:value-type="string" calcext:value-type="string">
            <text:p>PIC32MX 2 XLP</text:p>
          </table:table-cell>
          <table:table-cell office:value-type="string" calcext:value-type="string">
            <text:p>PIC32MX254F128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X2 XLP is MX1 XLP + USB</text:p>
          </table:table-cell>
          <table:table-cell table:number-columns-repeated="1012"/>
        </table:table-row>
        <table:table-row table:style-name="ro1">
          <table:table-cell table:style-name="ce3" table:formula="of:=IF(ISBLANK([.B156]); &quot; &quot;; MAX([.$A$2:.A155])+1)" office:value-type="float" office:value="139" calcext:value-type="float">
            <text:p>139</text:p>
          </table:table-cell>
          <table:table-cell office:value-type="string" calcext:value-type="string">
            <text:p>PIC32MX 2 XLP</text:p>
          </table:table-cell>
          <table:table-cell office:value-type="string" calcext:value-type="string">
            <text:p>PIC32MX254F128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57]); &quot; &quot;; MAX([.$A$2:.A156])+1)" office:value-type="float" office:value="140" calcext:value-type="float">
            <text:p>140</text:p>
          </table:table-cell>
          <table:table-cell office:value-type="string" calcext:value-type="string">
            <text:p>PIC32MX 2 XLP</text:p>
          </table:table-cell>
          <table:table-cell office:value-type="string" calcext:value-type="string">
            <text:p>PIC32MX274F256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IC,QFN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table:formula="of:=IF(ISBLANK([.B158]); &quot; &quot;; MAX([.$A$2:.A157])+1)" office:value-type="float" office:value="141" calcext:value-type="float">
            <text:p>141</text:p>
          </table:table-cell>
          <table:table-cell office:value-type="string" calcext:value-type="string">
            <text:p>PIC32MX 2 XLP</text:p>
          </table:table-cell>
          <table:table-cell office:value-type="string" calcext:value-type="string">
            <text:p>PIC32MX274F256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QFP,QFN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YES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159]); &quot; &quot;; MAX([.$A$2:.A158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60]); &quot; &quot;; MAX([.$A$2:.A159])+1)" office:value-type="float" office:value="142" calcext:value-type="float">
            <text:p>142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E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E/G == no CAN, no Crypto, YES RNG, F/H == 2x CAN, no Crypto, YES RNG, K/M == 2xCAN, YES Crypto, YES RNG</text:p>
          </table:table-cell>
          <table:table-cell table:number-columns-repeated="1012"/>
        </table:table-row>
        <table:table-row table:style-name="ro1">
          <table:table-cell table:style-name="ce3" table:formula="of:=IF(ISBLANK([.B161]); &quot; &quot;; MAX([.$A$2:.A160])+1)" office:value-type="float" office:value="143" calcext:value-type="float">
            <text:p>143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F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2048 H available in 252MHz variant</text:p>
          </table:table-cell>
          <table:table-cell table:number-columns-repeated="1012"/>
        </table:table-row>
        <table:table-row table:style-name="ro1">
          <table:table-cell table:style-name="ce3" table:formula="of:=IF(ISBLANK([.B162]); &quot; &quot;; MAX([.$A$2:.A161])+1)" office:value-type="float" office:value="144" calcext:value-type="float">
            <text:p>144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K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63]); &quot; &quot;; MAX([.$A$2:.A162])+1)" office:value-type="float" office:value="145" calcext:value-type="float">
            <text:p>145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E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64]); &quot; &quot;; MAX([.$A$2:.A163])+1)" office:value-type="float" office:value="146" calcext:value-type="float">
            <text:p>146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F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65]); &quot; &quot;; MAX([.$A$2:.A164])+1)" office:value-type="float" office:value="147" calcext:value-type="float">
            <text:p>147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K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66]); &quot; &quot;; MAX([.$A$2:.A165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67]); &quot; &quot;; MAX([.$A$2:.A166])+1)" office:value-type="float" office:value="148" calcext:value-type="float">
            <text:p>148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E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68]); &quot; &quot;; MAX([.$A$2:.A167])+1)" office:value-type="float" office:value="149" calcext:value-type="float">
            <text:p>149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F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69]); &quot; &quot;; MAX([.$A$2:.A168])+1)" office:value-type="float" office:value="150" calcext:value-type="float">
            <text:p>150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K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70]); &quot; &quot;; MAX([.$A$2:.A169])+1)" office:value-type="float" office:value="151" calcext:value-type="float">
            <text:p>151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E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71]); &quot; &quot;; MAX([.$A$2:.A170])+1)" office:value-type="float" office:value="152" calcext:value-type="float">
            <text:p>152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F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72]); &quot; &quot;; MAX([.$A$2:.A171])+1)" office:value-type="float" office:value="153" calcext:value-type="float">
            <text:p>153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K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73]); &quot; &quot;; MAX([.$A$2:.A172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74]); &quot; &quot;; MAX([.$A$2:.A173])+1)" office:value-type="float" office:value="154" calcext:value-type="float">
            <text:p>154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E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75]); &quot; &quot;; MAX([.$A$2:.A174])+1)" office:value-type="float" office:value="155" calcext:value-type="float">
            <text:p>155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F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76]); &quot; &quot;; MAX([.$A$2:.A175])+1)" office:value-type="float" office:value="156" calcext:value-type="float">
            <text:p>156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K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77]); &quot; &quot;; MAX([.$A$2:.A176])+1)" office:value-type="float" office:value="157" calcext:value-type="float">
            <text:p>157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E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78]); &quot; &quot;; MAX([.$A$2:.A177])+1)" office:value-type="float" office:value="158" calcext:value-type="float">
            <text:p>158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F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79]); &quot; &quot;; MAX([.$A$2:.A178])+1)" office:value-type="float" office:value="159" calcext:value-type="float">
            <text:p>159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K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80]); &quot; &quot;; MAX([.$A$2:.A179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81]); &quot; &quot;; MAX([.$A$2:.A180])+1)" office:value-type="float" office:value="160" calcext:value-type="float">
            <text:p>160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E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82]); &quot; &quot;; MAX([.$A$2:.A181])+1)" office:value-type="float" office:value="161" calcext:value-type="float">
            <text:p>161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F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83]); &quot; &quot;; MAX([.$A$2:.A182])+1)" office:value-type="float" office:value="162" calcext:value-type="float">
            <text:p>162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0512EFK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84]); &quot; &quot;; MAX([.$A$2:.A183])+1)" office:value-type="float" office:value="163" calcext:value-type="float">
            <text:p>163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E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85]); &quot; &quot;; MAX([.$A$2:.A184])+1)" office:value-type="float" office:value="164" calcext:value-type="float">
            <text:p>164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F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86]); &quot; &quot;; MAX([.$A$2:.A185])+1)" office:value-type="float" office:value="165" calcext:value-type="float">
            <text:p>165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K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87]); &quot; &quot;; MAX([.$A$2:.A186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88]); &quot; &quot;; MAX([.$A$2:.A187])+1)" office:value-type="float" office:value="166" calcext:value-type="float">
            <text:p>166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G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89]); &quot; &quot;; MAX([.$A$2:.A188])+1)" office:value-type="float" office:value="167" calcext:value-type="float">
            <text:p>167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H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90]); &quot; &quot;; MAX([.$A$2:.A189])+1)" office:value-type="float" office:value="168" calcext:value-type="float">
            <text:p>168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M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91]); &quot; &quot;; MAX([.$A$2:.A190])+1)" office:value-type="float" office:value="169" calcext:value-type="float">
            <text:p>169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G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92]); &quot; &quot;; MAX([.$A$2:.A191])+1)" office:value-type="float" office:value="170" calcext:value-type="float">
            <text:p>170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H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93]); &quot; &quot;; MAX([.$A$2:.A192])+1)" office:value-type="float" office:value="171" calcext:value-type="float">
            <text:p>171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M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194]); &quot; &quot;; MAX([.$A$2:.A193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195]); &quot; &quot;; MAX([.$A$2:.A194])+1)" office:value-type="float" office:value="172" calcext:value-type="float">
            <text:p>172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G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96]); &quot; &quot;; MAX([.$A$2:.A195])+1)" office:value-type="float" office:value="173" calcext:value-type="float">
            <text:p>173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H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97]); &quot; &quot;; MAX([.$A$2:.A196])+1)" office:value-type="float" office:value="174" calcext:value-type="float">
            <text:p>174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M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98]); &quot; &quot;; MAX([.$A$2:.A197])+1)" office:value-type="float" office:value="175" calcext:value-type="float">
            <text:p>175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G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199]); &quot; &quot;; MAX([.$A$2:.A198])+1)" office:value-type="float" office:value="176" calcext:value-type="float">
            <text:p>176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H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00]); &quot; &quot;; MAX([.$A$2:.A199])+1)" office:value-type="float" office:value="177" calcext:value-type="float">
            <text:p>177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M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01]); &quot; &quot;; MAX([.$A$2:.A200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202]); &quot; &quot;; MAX([.$A$2:.A201])+1)" office:value-type="float" office:value="178" calcext:value-type="float">
            <text:p>178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G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03]); &quot; &quot;; MAX([.$A$2:.A202])+1)" office:value-type="float" office:value="179" calcext:value-type="float">
            <text:p>179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H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04]); &quot; &quot;; MAX([.$A$2:.A203])+1)" office:value-type="float" office:value="180" calcext:value-type="float">
            <text:p>180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M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05]); &quot; &quot;; MAX([.$A$2:.A204])+1)" office:value-type="float" office:value="181" calcext:value-type="float">
            <text:p>181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G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06]); &quot; &quot;; MAX([.$A$2:.A205])+1)" office:value-type="float" office:value="182" calcext:value-type="float">
            <text:p>182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H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07]); &quot; &quot;; MAX([.$A$2:.A206])+1)" office:value-type="float" office:value="183" calcext:value-type="float">
            <text:p>183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M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08]); &quot; &quot;; MAX([.$A$2:.A207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209]); &quot; &quot;; MAX([.$A$2:.A208])+1)" office:value-type="float" office:value="184" calcext:value-type="float">
            <text:p>184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G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10]); &quot; &quot;; MAX([.$A$2:.A209])+1)" office:value-type="float" office:value="185" calcext:value-type="float">
            <text:p>185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H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11]); &quot; &quot;; MAX([.$A$2:.A210])+1)" office:value-type="float" office:value="186" calcext:value-type="float">
            <text:p>186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1024EFM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12]); &quot; &quot;; MAX([.$A$2:.A211])+1)" office:value-type="float" office:value="187" calcext:value-type="float">
            <text:p>187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G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13]); &quot; &quot;; MAX([.$A$2:.A212])+1)" office:value-type="float" office:value="188" calcext:value-type="float">
            <text:p>188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H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5" office:value-type="string" calcext:value-type="string">
            <text:p>YES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14]); &quot; &quot;; MAX([.$A$2:.A213])+1)" office:value-type="float" office:value="189" calcext:value-type="float">
            <text:p>189</text:p>
          </table:table-cell>
          <table:table-cell office:value-type="string" calcext:value-type="string">
            <text:p>PIC32MZ EF</text:p>
          </table:table-cell>
          <table:table-cell office:value-type="string" calcext:value-type="string">
            <text:p>PIC32MZ2048EFM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,TFBG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YES (board)</text:p>
          </table:table-cell>
          <table:table-cell table:number-columns-repeated="1013"/>
        </table:table-row>
        <table:table-row table:style-name="ro1">
          <table:table-cell table:style-name="ce3" table:formula="of:=IF(ISBLANK([.B215]); &quot; &quot;; MAX([.$A$2:.A214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216]); &quot; &quot;; MAX([.$A$2:.A215])+1)" office:value-type="float" office:value="190" calcext:value-type="float">
            <text:p>190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A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A/B/G/H are superseded by K/L/R/S</text:p>
          </table:table-cell>
          <table:table-cell table:number-columns-repeated="1012"/>
        </table:table-row>
        <table:table-row table:style-name="ro1">
          <table:table-cell table:style-name="ce3" table:formula="of:=IF(ISBLANK([.B217]); &quot; &quot;; MAX([.$A$2:.A216])+1)" office:value-type="float" office:value="191" calcext:value-type="float">
            <text:p>191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B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G/H have internal DDR2 interface and 32MB RAM</text:p>
          </table:table-cell>
          <table:table-cell table:number-columns-repeated="1012"/>
        </table:table-row>
        <table:table-row table:style-name="ro1">
          <table:table-cell table:style-name="ce3" table:formula="of:=IF(ISBLANK([.B218]); &quot; &quot;; MAX([.$A$2:.A217])+1)" office:value-type="float" office:value="192" calcext:value-type="float">
            <text:p>192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A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A/B in 4J package have an external DDR2 interface</text:p>
          </table:table-cell>
          <table:table-cell table:number-columns-repeated="1012"/>
        </table:table-row>
        <table:table-row table:style-name="ro1">
          <table:table-cell table:style-name="ce3" table:formula="of:=IF(ISBLANK([.B219]); &quot; &quot;; MAX([.$A$2:.A218])+1)" office:value-type="float" office:value="193" calcext:value-type="float">
            <text:p>193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B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Boot flash is 2x 80kB (dual panel)</text:p>
          </table:table-cell>
          <table:table-cell table:number-columns-repeated="1012"/>
        </table:table-row>
        <table:table-row table:style-name="ro1">
          <table:table-cell table:style-name="ce3" table:formula="of:=IF(ISBLANK([.B220]); &quot; &quot;; MAX([.$A$2:.A219])+1)" office:value-type="float" office:value="194" calcext:value-type="float">
            <text:p>194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A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DA has same vectors etc. as EF</text:p>
          </table:table-cell>
          <table:table-cell table:number-columns-repeated="1012"/>
        </table:table-row>
        <table:table-row table:style-name="ro1">
          <table:table-cell table:style-name="ce3" table:formula="of:=IF(ISBLANK([.B221]); &quot; &quot;; MAX([.$A$2:.A220])+1)" office:value-type="float" office:value="195" calcext:value-type="float">
            <text:p>195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B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22]); &quot; &quot;; MAX([.$A$2:.A221])+1)" office:value-type="float" office:value="196" calcext:value-type="float">
            <text:p>196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A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23]); &quot; &quot;; MAX([.$A$2:.A222])+1)" office:value-type="float" office:value="197" calcext:value-type="float">
            <text:p>197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B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24]); &quot; &quot;; MAX([.$A$2:.A223])+1)" office:value-type="float" office:value="198" calcext:value-type="float">
            <text:p>198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G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25]); &quot; &quot;; MAX([.$A$2:.A224])+1)" office:value-type="float" office:value="199" calcext:value-type="float">
            <text:p>199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H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26]); &quot; &quot;; MAX([.$A$2:.A225])+1)" office:value-type="float" office:value="200" calcext:value-type="float">
            <text:p>200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G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27]); &quot; &quot;; MAX([.$A$2:.A226])+1)" office:value-type="float" office:value="201" calcext:value-type="float">
            <text:p>201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H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28]); &quot; &quot;; MAX([.$A$2:.A227])+1)" office:value-type="float" office:value="202" calcext:value-type="float">
            <text:p>202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G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29]); &quot; &quot;; MAX([.$A$2:.A228])+1)" office:value-type="float" office:value="203" calcext:value-type="float">
            <text:p>203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H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0]); &quot; &quot;; MAX([.$A$2:.A229])+1)" office:value-type="float" office:value="204" calcext:value-type="float">
            <text:p>204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G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1]); &quot; &quot;; MAX([.$A$2:.A230])+1)" office:value-type="float" office:value="205" calcext:value-type="float">
            <text:p>205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H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2]); &quot; &quot;; MAX([.$A$2:.A231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233]); &quot; &quot;; MAX([.$A$2:.A232])+1)" office:value-type="float" office:value="206" calcext:value-type="float">
            <text:p>206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A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4]); &quot; &quot;; MAX([.$A$2:.A233])+1)" office:value-type="float" office:value="207" calcext:value-type="float">
            <text:p>207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B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5]); &quot; &quot;; MAX([.$A$2:.A234])+1)" office:value-type="float" office:value="208" calcext:value-type="float">
            <text:p>208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A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6]); &quot; &quot;; MAX([.$A$2:.A235])+1)" office:value-type="float" office:value="209" calcext:value-type="float">
            <text:p>209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B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7]); &quot; &quot;; MAX([.$A$2:.A236])+1)" office:value-type="float" office:value="210" calcext:value-type="float">
            <text:p>210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A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8]); &quot; &quot;; MAX([.$A$2:.A237])+1)" office:value-type="float" office:value="211" calcext:value-type="float">
            <text:p>211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B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39]); &quot; &quot;; MAX([.$A$2:.A238])+1)" office:value-type="float" office:value="212" calcext:value-type="float">
            <text:p>212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A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40]); &quot; &quot;; MAX([.$A$2:.A239])+1)" office:value-type="float" office:value="213" calcext:value-type="float">
            <text:p>213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B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241]); &quot; &quot;; MAX([.$A$2:.A240])+1)" office:value-type="float" office:value="214" calcext:value-type="float">
            <text:p>214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G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42]); &quot; &quot;; MAX([.$A$2:.A241])+1)" office:value-type="float" office:value="215" calcext:value-type="float">
            <text:p>215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H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43]); &quot; &quot;; MAX([.$A$2:.A242])+1)" office:value-type="float" office:value="216" calcext:value-type="float">
            <text:p>216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G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44]); &quot; &quot;; MAX([.$A$2:.A243])+1)" office:value-type="float" office:value="217" calcext:value-type="float">
            <text:p>217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H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45]); &quot; &quot;; MAX([.$A$2:.A244])+1)" office:value-type="float" office:value="218" calcext:value-type="float">
            <text:p>218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G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46]); &quot; &quot;; MAX([.$A$2:.A245])+1)" office:value-type="float" office:value="219" calcext:value-type="float">
            <text:p>219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H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247]); &quot; &quot;; MAX([.$A$2:.A246])+1)" office:value-type="float" office:value="220" calcext:value-type="float">
            <text:p>220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G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48]); &quot; &quot;; MAX([.$A$2:.A247])+1)" office:value-type="float" office:value="221" calcext:value-type="float">
            <text:p>221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H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49]); &quot; &quot;; MAX([.$A$2:.A248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250]); &quot; &quot;; MAX([.$A$2:.A249])+1)" office:value-type="float" office:value="222" calcext:value-type="float">
            <text:p>222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A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FBGA (4J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51]); &quot; &quot;; MAX([.$A$2:.A250])+1)" office:value-type="float" office:value="223" calcext:value-type="float">
            <text:p>223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25DAB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FBGA (4J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52]); &quot; &quot;; MAX([.$A$2:.A251])+1)" office:value-type="float" office:value="224" calcext:value-type="float">
            <text:p>224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A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FBGA (4J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53]); &quot; &quot;; MAX([.$A$2:.A252])+1)" office:value-type="float" office:value="225" calcext:value-type="float">
            <text:p>225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1064DAB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FBGA (4J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54]); &quot; &quot;; MAX([.$A$2:.A253])+1)" office:value-type="float" office:value="226" calcext:value-type="float">
            <text:p>226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A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FBGA (4J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55]); &quot; &quot;; MAX([.$A$2:.A254])+1)" office:value-type="float" office:value="227" calcext:value-type="float">
            <text:p>227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25DAB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FBGA (4J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56]); &quot; &quot;; MAX([.$A$2:.A255])+1)" office:value-type="float" office:value="228" calcext:value-type="float">
            <text:p>228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A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FBGA (4J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57]); &quot; &quot;; MAX([.$A$2:.A256])+1)" office:value-type="float" office:value="229" calcext:value-type="float">
            <text:p>229</text:p>
          </table:table-cell>
          <table:table-cell office:value-type="string" calcext:value-type="string">
            <text:p>PIC32MZ DA (A/B/G/H)</text:p>
          </table:table-cell>
          <table:table-cell office:value-type="string" calcext:value-type="string">
            <text:p>PIC32MZ2064DAB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FBGA (4J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58]); &quot; &quot;; MAX([.$A$2:.A257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259]); &quot; &quot;; MAX([.$A$2:.A258])+1)" office:value-type="float" office:value="230" calcext:value-type="float">
            <text:p>230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25DAK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R/S has integrated DDR2 internal interface, with 32MB RAM</text:p>
          </table:table-cell>
          <table:table-cell table:number-columns-repeated="1012"/>
        </table:table-row>
        <table:table-row table:style-name="ro1">
          <table:table-cell table:style-name="ce3" table:formula="of:=IF(ISBLANK([.B260]); &quot; &quot;; MAX([.$A$2:.A259])+1)" office:value-type="float" office:value="231" calcext:value-type="float">
            <text:p>231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25DAL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Boot flash is 2x 80kB (dual panel)</text:p>
          </table:table-cell>
          <table:table-cell table:number-columns-repeated="1012"/>
        </table:table-row>
        <table:table-row table:style-name="ro1">
          <table:table-cell table:style-name="ce3" table:formula="of:=IF(ISBLANK([.B261]); &quot; &quot;; MAX([.$A$2:.A260])+1)" office:value-type="float" office:value="232" calcext:value-type="float">
            <text:p>232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64DAK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62]); &quot; &quot;; MAX([.$A$2:.A261])+1)" office:value-type="float" office:value="233" calcext:value-type="float">
            <text:p>233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64DAL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63]); &quot; &quot;; MAX([.$A$2:.A262])+1)" office:value-type="float" office:value="234" calcext:value-type="float">
            <text:p>234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25DAK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64]); &quot; &quot;; MAX([.$A$2:.A263])+1)" office:value-type="float" office:value="235" calcext:value-type="float">
            <text:p>235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25DAL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65]); &quot; &quot;; MAX([.$A$2:.A264])+1)" office:value-type="float" office:value="236" calcext:value-type="float">
            <text:p>236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64DAK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66]); &quot; &quot;; MAX([.$A$2:.A265])+1)" office:value-type="float" office:value="237" calcext:value-type="float">
            <text:p>237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64DAL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HF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67]); &quot; &quot;; MAX([.$A$2:.A266])+1)" office:value-type="float" office:value="238" calcext:value-type="float">
            <text:p>238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25DAR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68]); &quot; &quot;; MAX([.$A$2:.A267])+1)" office:value-type="float" office:value="239" calcext:value-type="float">
            <text:p>239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25DAS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69]); &quot; &quot;; MAX([.$A$2:.A268])+1)" office:value-type="float" office:value="240" calcext:value-type="float">
            <text:p>240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64DAR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70]); &quot; &quot;; MAX([.$A$2:.A269])+1)" office:value-type="float" office:value="241" calcext:value-type="float">
            <text:p>241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64DAS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71]); &quot; &quot;; MAX([.$A$2:.A270])+1)" office:value-type="float" office:value="242" calcext:value-type="float">
            <text:p>242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25DAR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72]); &quot; &quot;; MAX([.$A$2:.A271])+1)" office:value-type="float" office:value="243" calcext:value-type="float">
            <text:p>243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25DAS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73]); &quot; &quot;; MAX([.$A$2:.A272])+1)" office:value-type="float" office:value="244" calcext:value-type="float">
            <text:p>244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64DAR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74]); &quot; &quot;; MAX([.$A$2:.A273])+1)" office:value-type="float" office:value="245" calcext:value-type="float">
            <text:p>245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64DAS169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LFBGA (6JX)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75]); &quot; &quot;; MAX([.$A$2:.A274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276]); &quot; &quot;; MAX([.$A$2:.A275])+1)" office:value-type="float" office:value="246" calcext:value-type="float">
            <text:p>246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25DAK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77]); &quot; &quot;; MAX([.$A$2:.A276])+1)" office:value-type="float" office:value="247" calcext:value-type="float">
            <text:p>247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25DAL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78]); &quot; &quot;; MAX([.$A$2:.A277])+1)" office:value-type="float" office:value="248" calcext:value-type="float">
            <text:p>248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64DAK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79]); &quot; &quot;; MAX([.$A$2:.A278])+1)" office:value-type="float" office:value="249" calcext:value-type="float">
            <text:p>249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64DAL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80]); &quot; &quot;; MAX([.$A$2:.A279])+1)" office:value-type="float" office:value="250" calcext:value-type="float">
            <text:p>250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25DAK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81]); &quot; &quot;; MAX([.$A$2:.A280])+1)" office:value-type="float" office:value="251" calcext:value-type="float">
            <text:p>251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25DAL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82]); &quot; &quot;; MAX([.$A$2:.A281])+1)" office:value-type="float" office:value="252" calcext:value-type="float">
            <text:p>252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64DAK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83]); &quot; &quot;; MAX([.$A$2:.A282])+1)" office:value-type="float" office:value="253" calcext:value-type="float">
            <text:p>253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64DAL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284]); &quot; &quot;; MAX([.$A$2:.A283])+1)" office:value-type="float" office:value="254" calcext:value-type="float">
            <text:p>254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25DAR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85]); &quot; &quot;; MAX([.$A$2:.A284])+1)" office:value-type="float" office:value="255" calcext:value-type="float">
            <text:p>255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25DAS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86]); &quot; &quot;; MAX([.$A$2:.A285])+1)" office:value-type="float" office:value="256" calcext:value-type="float">
            <text:p>256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64DAR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87]); &quot; &quot;; MAX([.$A$2:.A286])+1)" office:value-type="float" office:value="257" calcext:value-type="float">
            <text:p>257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1064DAS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88]); &quot; &quot;; MAX([.$A$2:.A287])+1)" office:value-type="float" office:value="258" calcext:value-type="float">
            <text:p>258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25DAR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89]); &quot; &quot;; MAX([.$A$2:.A288])+1)" office:value-type="float" office:value="259" calcext:value-type="float">
            <text:p>259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25DAS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290]); &quot; &quot;; MAX([.$A$2:.A289])+1)" office:value-type="float" office:value="260" calcext:value-type="float">
            <text:p>260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64DAR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91]); &quot; &quot;; MAX([.$A$2:.A290])+1)" office:value-type="float" office:value="261" calcext:value-type="float">
            <text:p>261</text:p>
          </table:table-cell>
          <table:table-cell office:value-type="string" calcext:value-type="string">
            <text:p>PIC32MZ DA (K/L/R/S)</text:p>
          </table:table-cell>
          <table:table-cell office:value-type="string" calcext:value-type="string">
            <text:p>PIC32MZ2064DAS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640" calcext:value-type="float">
            <text:p>640</text:p>
          </table:table-cell>
          <table:table-cell table:style-name="ce7" office:value-type="string" calcext:value-type="string">
            <text:p>PROBABLY (needs procdefs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92]); &quot; &quot;; MAX([.$A$2:.A291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293]); &quot; &quot;; MAX([.$A$2:.A292])+1)" office:value-type="float" office:value="262" calcext:value-type="float">
            <text:p>262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G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Doesn’t exist anymore – superseded by EF</text:p>
          </table:table-cell>
          <table:table-cell table:number-columns-repeated="1012"/>
        </table:table-row>
        <table:table-row table:style-name="ro1">
          <table:table-cell table:style-name="ce3" table:formula="of:=IF(ISBLANK([.B294]); &quot; &quot;; MAX([.$A$2:.A293])+1)" office:value-type="float" office:value="263" calcext:value-type="float">
            <text:p>263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H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G == no CAN, no Crypto, YES RNG, H == 2x CAN, no Crypto, YES RNG, M == 2x CAN, YES Crypto, Yes RNG</text:p>
          </table:table-cell>
          <table:table-cell table:number-columns-repeated="1012"/>
        </table:table-row>
        <table:table-row table:style-name="ro1">
          <table:table-cell table:style-name="ce3" table:formula="of:=IF(ISBLANK([.B295]); &quot; &quot;; MAX([.$A$2:.A294])+1)" office:value-type="float" office:value="264" calcext:value-type="float">
            <text:p>264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M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96]); &quot; &quot;; MAX([.$A$2:.A295])+1)" office:value-type="float" office:value="265" calcext:value-type="float">
            <text:p>265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G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97]); &quot; &quot;; MAX([.$A$2:.A296])+1)" office:value-type="float" office:value="266" calcext:value-type="float">
            <text:p>266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H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98]); &quot; &quot;; MAX([.$A$2:.A297])+1)" office:value-type="float" office:value="267" calcext:value-type="float">
            <text:p>267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M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QFN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299]); &quot; &quot;; MAX([.$A$2:.A298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300]); &quot; &quot;; MAX([.$A$2:.A299])+1)" office:value-type="float" office:value="268" calcext:value-type="float">
            <text:p>268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G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01]); &quot; &quot;; MAX([.$A$2:.A300])+1)" office:value-type="float" office:value="269" calcext:value-type="float">
            <text:p>269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H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02]); &quot; &quot;; MAX([.$A$2:.A301])+1)" office:value-type="float" office:value="270" calcext:value-type="float">
            <text:p>270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M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03]); &quot; &quot;; MAX([.$A$2:.A302])+1)" office:value-type="float" office:value="271" calcext:value-type="float">
            <text:p>271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G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04]); &quot; &quot;; MAX([.$A$2:.A303])+1)" office:value-type="float" office:value="272" calcext:value-type="float">
            <text:p>272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H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05]); &quot; &quot;; MAX([.$A$2:.A304])+1)" office:value-type="float" office:value="273" calcext:value-type="float">
            <text:p>273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M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06]); &quot; &quot;; MAX([.$A$2:.A305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307]); &quot; &quot;; MAX([.$A$2:.A306])+1)" office:value-type="float" office:value="274" calcext:value-type="float">
            <text:p>274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G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08]); &quot; &quot;; MAX([.$A$2:.A307])+1)" office:value-type="float" office:value="275" calcext:value-type="float">
            <text:p>275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H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09]); &quot; &quot;; MAX([.$A$2:.A308])+1)" office:value-type="float" office:value="276" calcext:value-type="float">
            <text:p>276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M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10]); &quot; &quot;; MAX([.$A$2:.A309])+1)" office:value-type="float" office:value="277" calcext:value-type="float">
            <text:p>277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G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11]); &quot; &quot;; MAX([.$A$2:.A310])+1)" office:value-type="float" office:value="278" calcext:value-type="float">
            <text:p>278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H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12]); &quot; &quot;; MAX([.$A$2:.A311])+1)" office:value-type="float" office:value="279" calcext:value-type="float">
            <text:p>279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M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TLA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13]); &quot; &quot;; MAX([.$A$2:.A312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314]); &quot; &quot;; MAX([.$A$2:.A313])+1)" office:value-type="float" office:value="280" calcext:value-type="float">
            <text:p>280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G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15]); &quot; &quot;; MAX([.$A$2:.A314])+1)" office:value-type="float" office:value="281" calcext:value-type="float">
            <text:p>281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H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16]); &quot; &quot;; MAX([.$A$2:.A315])+1)" office:value-type="float" office:value="282" calcext:value-type="float">
            <text:p>282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1024ECM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</text:p>
          </table:table-cell>
          <table:table-cell office:value-type="float" office:value="160" calcext:value-type="float">
            <text:p>160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17]); &quot; &quot;; MAX([.$A$2:.A316])+1)" office:value-type="float" office:value="283" calcext:value-type="float">
            <text:p>283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G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18]); &quot; &quot;; MAX([.$A$2:.A317])+1)" office:value-type="float" office:value="284" calcext:value-type="float">
            <text:p>284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H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19]); &quot; &quot;; MAX([.$A$2:.A318])+1)" office:value-type="float" office:value="285" calcext:value-type="float">
            <text:p>285</text:p>
          </table:table-cell>
          <table:table-cell office:value-type="string" calcext:value-type="string">
            <text:p>PIC32MZ EC</text:p>
          </table:table-cell>
          <table:table-cell office:value-type="string" calcext:value-type="string">
            <text:p>PIC32MZ2048ECM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QFP,TQFP</text:p>
          </table:table-cell>
          <table:table-cell office:value-type="float" office:value="160" calcext:value-type="float">
            <text:p>160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table:style-name="ce8" office:value-type="string" calcext:value-type="string">
            <text:p>NO (needs new lookup table)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Ordered</text:p>
          </table:table-cell>
          <table:table-cell table:number-columns-repeated="1013"/>
        </table:table-row>
        <table:table-row table:style-name="ro1">
          <table:table-cell table:style-name="ce3" table:formula="of:=IF(ISBLANK([.B320]); &quot; &quot;; MAX([.$A$2:.A319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321]); &quot; &quot;; MAX([.$A$2:.A320])+1)" office:value-type="float" office:value="286" calcext:value-type="float">
            <text:p>286</text:p>
          </table:table-cell>
          <table:table-cell office:value-type="string" calcext:value-type="string">
            <text:p>PIC32MZ W</text:p>
          </table:table-cell>
          <table:table-cell office:value-type="string" calcext:value-type="string">
            <text:p>PIC32MZ1025W104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QFN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MAYBE (looks like EF, check)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Ordered</text:p>
          </table:table-cell>
          <table:table-cell office:value-type="string" calcext:value-type="string">
            <text:p>// Only available in WFI32E01 modules. PE&amp;PC = PCB antenna, UE&amp;UC = u.FL antenna. E == no Trust&amp;GO, C = YES Trust&amp;GO</text:p>
          </table:table-cell>
          <table:table-cell table:number-columns-repeated="1012"/>
        </table:table-row>
        <table:table-row table:style-name="ro1">
          <table:table-cell table:style-name="ce3" table:formula="of:=IF(ISBLANK([.B322]); &quot; &quot;; MAX([.$A$2:.A321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323]); &quot; &quot;; MAX([.$A$2:.A322])+1)" office:value-type="float" office:value="287" calcext:value-type="float">
            <text:p>287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0512GPD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Legacy products are GPD/GPE/MCF. These have CAN instead of CAN FD, also lower-bandwidth op-amps, no ECC for Flash, and no I2C.</text:p>
          </table:table-cell>
          <table:table-cell table:number-columns-repeated="1012"/>
        </table:table-row>
        <table:table-row table:style-name="ro1">
          <table:table-cell table:style-name="ce3" table:formula="of:=IF(ISBLANK([.B324]); &quot; &quot;; MAX([.$A$2:.A323])+1)" office:value-type="float" office:value="288" calcext:value-type="float">
            <text:p>288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1024GPD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GPD is general purpose. GPE adds CAN 2.0B. MCF is for Motor Control (MCPWM)</text:p>
          </table:table-cell>
          <table:table-cell table:number-columns-repeated="1012"/>
        </table:table-row>
        <table:table-row table:style-name="ro1">
          <table:table-cell table:style-name="ce3" table:formula="of:=IF(ISBLANK([.B325]); &quot; &quot;; MAX([.$A$2:.A324])+1)" office:value-type="float" office:value="289" calcext:value-type="float">
            <text:p>289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0512GPD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26]); &quot; &quot;; MAX([.$A$2:.A325])+1)" office:value-type="float" office:value="290" calcext:value-type="float">
            <text:p>290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1024GPD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27]); &quot; &quot;; MAX([.$A$2:.A326])+1)" office:value-type="float" office:value="291" calcext:value-type="float">
            <text:p>291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0512GPE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28]); &quot; &quot;; MAX([.$A$2:.A327])+1)" office:value-type="float" office:value="292" calcext:value-type="float">
            <text:p>292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1024GPE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29]); &quot; &quot;; MAX([.$A$2:.A328])+1)" office:value-type="float" office:value="293" calcext:value-type="float">
            <text:p>293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0512GPE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30]); &quot; &quot;; MAX([.$A$2:.A329])+1)" office:value-type="float" office:value="294" calcext:value-type="float">
            <text:p>294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1024GPE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31]); &quot; &quot;; MAX([.$A$2:.A330])+1)" office:value-type="float" office:value="295" calcext:value-type="float">
            <text:p>295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0512MCF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32]); &quot; &quot;; MAX([.$A$2:.A331])+1)" office:value-type="float" office:value="296" calcext:value-type="float">
            <text:p>296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1024MCF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33]); &quot; &quot;; MAX([.$A$2:.A332])+1)" office:value-type="float" office:value="297" calcext:value-type="float">
            <text:p>297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0512MCF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34]); &quot; &quot;; MAX([.$A$2:.A333])+1)" office:value-type="float" office:value="298" calcext:value-type="float">
            <text:p>298</text:p>
          </table:table-cell>
          <table:table-cell office:value-type="string" calcext:value-type="string">
            <text:p>PIC32MK (GPD/GPE/MCF)</text:p>
          </table:table-cell>
          <table:table-cell office:value-type="string" calcext:value-type="string">
            <text:p>PIC32MK1024MCF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YES (board)</text:p>
          </table:table-cell>
          <table:table-cell table:number-columns-repeated="1013"/>
        </table:table-row>
        <table:table-row table:style-name="ro1">
          <table:table-cell table:style-name="ce3" table:formula="of:=IF(ISBLANK([.B335]); &quot; &quot;; MAX([.$A$2:.A334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336]); &quot; &quot;; MAX([.$A$2:.A335])+1)" office:value-type="float" office:value="299" calcext:value-type="float">
            <text:p>299</text:p>
          </table:table-cell>
          <table:table-cell office:value-type="string" calcext:value-type="string">
            <text:p>PIC32MK (GPG/MCJ)</text:p>
          </table:table-cell>
          <table:table-cell office:value-type="string" calcext:value-type="string">
            <text:p>PIC32MK0512MCJ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UQFN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<text:span text:style-name="T1">// Newer products are GPG/MCJ, and GPK/MCM</text:span></text:p>
          </table:table-cell>
          <table:table-cell table:number-columns-repeated="1012"/>
        </table:table-row>
        <table:table-row table:style-name="ro1">
          <table:table-cell table:style-name="ce3" table:formula="of:=IF(ISBLANK([.B337]); &quot; &quot;; MAX([.$A$2:.A336])+1)" office:value-type="float" office:value="300" calcext:value-type="float">
            <text:p>300</text:p>
          </table:table-cell>
          <table:table-cell office:value-type="string" calcext:value-type="string">
            <text:p>PIC32MK (GPG/MCJ)</text:p>
          </table:table-cell>
          <table:table-cell office:value-type="string" calcext:value-type="string">
            <text:p>PIC32MK0512MCJ0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// GPK/MCM include things like Dual-Panel flash, more pins, more CAN modules, more SRAM, etc.</text:p>
          </table:table-cell>
          <table:table-cell table:number-columns-repeated="1012"/>
        </table:table-row>
        <table:table-row table:style-name="ro1">
          <table:table-cell table:style-name="ce3" table:formula="of:=IF(ISBLANK([.B338]); &quot; &quot;; MAX([.$A$2:.A337])+1)" office:value-type="float" office:value="301" calcext:value-type="float">
            <text:p>301</text:p>
          </table:table-cell>
          <table:table-cell office:value-type="string" calcext:value-type="string">
            <text:p>PIC32MK (GPG/MCJ)</text:p>
          </table:table-cell>
          <table:table-cell office:value-type="string" calcext:value-type="string">
            <text:p>PIC32MK0256MCJ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UQFN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39]); &quot; &quot;; MAX([.$A$2:.A338])+1)" office:value-type="float" office:value="302" calcext:value-type="float">
            <text:p>302</text:p>
          </table:table-cell>
          <table:table-cell office:value-type="string" calcext:value-type="string">
            <text:p>PIC32MK (GPG/MCJ)</text:p>
          </table:table-cell>
          <table:table-cell office:value-type="string" calcext:value-type="string">
            <text:p>PIC32MK0256MCJ0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40]); &quot; &quot;; MAX([.$A$2:.A339])+1)" office:value-type="float" office:value="303" calcext:value-type="float">
            <text:p>303</text:p>
          </table:table-cell>
          <table:table-cell office:value-type="string" calcext:value-type="string">
            <text:p>PIC32MK (GPG/MCJ)</text:p>
          </table:table-cell>
          <table:table-cell office:value-type="string" calcext:value-type="string">
            <text:p>PIC32MK0512GPG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UQFN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41]); &quot; &quot;; MAX([.$A$2:.A340])+1)" office:value-type="float" office:value="304" calcext:value-type="float">
            <text:p>304</text:p>
          </table:table-cell>
          <table:table-cell office:value-type="string" calcext:value-type="string">
            <text:p>PIC32MK (GPG/MCJ)</text:p>
          </table:table-cell>
          <table:table-cell office:value-type="string" calcext:value-type="string">
            <text:p>PIC32MK0512GPG0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42]); &quot; &quot;; MAX([.$A$2:.A341])+1)" office:value-type="float" office:value="305" calcext:value-type="float">
            <text:p>305</text:p>
          </table:table-cell>
          <table:table-cell office:value-type="string" calcext:value-type="string">
            <text:p>PIC32MK (GPG/MCJ)</text:p>
          </table:table-cell>
          <table:table-cell office:value-type="string" calcext:value-type="string">
            <text:p>PIC32MK0256GPG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UQFN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43]); &quot; &quot;; MAX([.$A$2:.A342])+1)" office:value-type="float" office:value="306" calcext:value-type="float">
            <text:p>306</text:p>
          </table:table-cell>
          <table:table-cell office:value-type="string" calcext:value-type="string">
            <text:p>PIC32MK (GPG/MCJ)</text:p>
          </table:table-cell>
          <table:table-cell office:value-type="string" calcext:value-type="string">
            <text:p>PIC32MK0256GPG0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44]); &quot; &quot;; MAX([.$A$2:.A343])+1)" office:value-type="string" office:string-value=" 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table:formula="of:=IF(ISBLANK([.B345]); &quot; &quot;; MAX([.$A$2:.A344])+1)" office:value-type="float" office:value="307" calcext:value-type="float">
            <text:p>307</text:p>
          </table:table-cell>
          <table:table-cell office:value-type="string" calcext:value-type="string">
            <text:p>PIC32MK (GPK/MCM)</text:p>
          </table:table-cell>
          <table:table-cell office:value-type="string" calcext:value-type="string">
            <text:p>PIC32MK0512GPK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46]); &quot; &quot;; MAX([.$A$2:.A345])+1)" office:value-type="float" office:value="308" calcext:value-type="float">
            <text:p>308</text:p>
          </table:table-cell>
          <table:table-cell office:value-type="string" calcext:value-type="string">
            <text:p>PIC32MK (GPK/MCM)</text:p>
          </table:table-cell>
          <table:table-cell office:value-type="string" calcext:value-type="string">
            <text:p>PIC32MK1024GPK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47]); &quot; &quot;; MAX([.$A$2:.A346])+1)" office:value-type="float" office:value="309" calcext:value-type="float">
            <text:p>309</text:p>
          </table:table-cell>
          <table:table-cell office:value-type="string" calcext:value-type="string">
            <text:p>PIC32MK (GPK/MCM)</text:p>
          </table:table-cell>
          <table:table-cell office:value-type="string" calcext:value-type="string">
            <text:p>PIC32MK0512GPK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48]); &quot; &quot;; MAX([.$A$2:.A347])+1)" office:value-type="float" office:value="310" calcext:value-type="float">
            <text:p>310</text:p>
          </table:table-cell>
          <table:table-cell office:value-type="string" calcext:value-type="string">
            <text:p>PIC32MK (GPK/MCM)</text:p>
          </table:table-cell>
          <table:table-cell office:value-type="string" calcext:value-type="string">
            <text:p>PIC32MK1024GPK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49]); &quot; &quot;; MAX([.$A$2:.A348])+1)" office:value-type="float" office:value="311" calcext:value-type="float">
            <text:p>311</text:p>
          </table:table-cell>
          <table:table-cell office:value-type="string" calcext:value-type="string">
            <text:p>PIC32MK (GPK/MCM)</text:p>
          </table:table-cell>
          <table:table-cell office:value-type="string" calcext:value-type="string">
            <text:p>PIC32MK0512MCM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50]); &quot; &quot;; MAX([.$A$2:.A349])+1)" office:value-type="float" office:value="312" calcext:value-type="float">
            <text:p>312</text:p>
          </table:table-cell>
          <table:table-cell office:value-type="string" calcext:value-type="string">
            <text:p>PIC32MK (GPK/MCM)</text:p>
          </table:table-cell>
          <table:table-cell office:value-type="string" calcext:value-type="string">
            <text:p>PIC32MK1024MCM0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QFP,VQFN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table:formula="of:=IF(ISBLANK([.B351]); &quot; &quot;; MAX([.$A$2:.A350])+1)" office:value-type="float" office:value="313" calcext:value-type="float">
            <text:p>313</text:p>
          </table:table-cell>
          <table:table-cell office:value-type="string" calcext:value-type="string">
            <text:p>PIC32MK (GPK/MCM)</text:p>
          </table:table-cell>
          <table:table-cell office:value-type="string" calcext:value-type="string">
            <text:p>PIC32MK0512MCM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3" table:formula="of:=IF(ISBLANK([.B352]); &quot; &quot;; MAX([.$A$2:.A351])+1)" office:value-type="float" office:value="314" calcext:value-type="float">
            <text:p>314</text:p>
          </table:table-cell>
          <table:table-cell office:value-type="string" calcext:value-type="string">
            <text:p>PIC32MK (GPK/MCM)</text:p>
          </table:table-cell>
          <table:table-cell office:value-type="string" calcext:value-type="string">
            <text:p>PIC32MK1024MCM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QFP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style-name="ce10" office:value-type="string" calcext:value-type="string">
            <text:p>NO (needs lookup table, more)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 table:number-rows-repeated="10482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2:54:08.814089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5:16:14.099694309</meta:creation-date>
    <dc:date>2021-09-28T22:59:52.361106434</dc:date>
    <meta:editing-duration>PT13H57M18S</meta:editing-duration>
    <meta:editing-cycles>98</meta:editing-cycles>
    <meta:generator>LibreOffice/7.2.1.2$Linux_X86_64 LibreOffice_project/20$Build-2</meta:generator>
    <meta:document-statistic meta:table-count="1" meta:cell-count="3256" meta:object-count="0"/>
  </office:meta>
</office:document-meta>
</file>